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7.823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8.026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</text:p>
            <text:p>almacenar información para leerla cada vez que sea necesario.</text:p>
            <text:p>Y tambien debera </text:p>
            <text:p>ser capaz de procesarla adecuadamente.</text:p>
            <text:p/>
            <text:p>Por lo tanto, </text:p>
            <text:p>Debe disponer de </text:p>
            <text:p>‘un soporte de memoria’, </text:p>
            <text:p>adonde almacenaremos la informacion.</text:p>
            <text:p>Y debe disponer de </text:p>
            <text:p>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714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</text:p>
            <text:p>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permanece constante dentro del individuo, pero se modifica en la reproduccion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10.916cm" svg:x="1.02cm" svg:y="10.927cm">
          <draw:text-box>
            <text:p/>
            <text:p>Cuando el individuo se reproduce, </text:p>
            <text:p>sus hijos no seran copias exactas del padre.</text:p>
            <text:p/>
            <text:p>Seran muy parecidos pero no iguales.</text:p>
            <text:p>No existen 2 individuos iguales.</text:p>
            <text:p/>
            <text:p>En la reproduccion </text:p>
            <text:p>la informacion contenida en el padre ha sido modificada </text:p>
            <text:p>para crear al hijo.</text:p>
            <text:p/>
            <text:p>El hijo es una nueva version del padre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15" draw:text-style-name="P7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16T19:54:07.691000000</dc:date>
    <meta:editing-duration>PT4H50M33S</meta:editing-duration>
    <meta:editing-cycles>64</meta:editing-cycles>
    <meta:generator>LibreOffice/7.3.5.2$Windows_X86_64 LibreOffice_project/184fe81b8c8c30d8b5082578aee2fed2ea847c01</meta:generator>
    <meta:document-statistic meta:object-count="85"/>
  </office:meta>
</office:document-meta>
</file>